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3a3" officeooo:paragraph-rsid="001713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program like, it works as a single thre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3:38:57.520893731</meta:creation-date>
    <dc:date>2016-10-16T13:39:51.718142394</dc:date>
    <meta:editing-duration>PT57S</meta:editing-duration>
    <meta:editing-cycles>1</meta:editing-cycles>
    <meta:document-statistic meta:table-count="0" meta:image-count="0" meta:object-count="0" meta:page-count="1" meta:paragraph-count="1" meta:word-count="10" meta:character-count="50" meta:non-whitespace-character-count="41"/>
    <meta:generator>LibreOffice/5.2.2.2$Linux_X86_64 LibreOffice_project/20m0$Build-2</meta:generator>
  </office:meta>
</office:document-meta>
</file>